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>
      <style:paragraph-properties fo:text-align="center"/>
    </style:style>
    <style:style style:family="paragraph" style:name="P3" style:display-name="P3" style:parent-style-name="Normal">
      <style:paragraph-properties fo:text-align="center"/>
      <style:text-properties fo:font-size="16pt" fo:font-weight="bold"/>
    </style:style>
    <style:style style:family="paragraph" style:name="P4" style:display-name="P4" style:parent-style-name="Normal">
      <style:paragraph-properties fo:text-align="center"/>
      <style:text-properties fo:font-size="16pt"/>
    </style:style>
    <style:style style:family="paragraph" style:name="P1" style:display-name="P1" style:parent-style-name="Normal">
      <style:paragraph-properties fo:text-align="left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/>
        <text:p text:style-name="P2"/>
        <text:p text:style-name="P2"/>
        <text:p text:style-name="P2"/>
        <text:p text:style-name="P2"/>
        <text:p text:style-name="P3">DUY DO</text:p>
        <text:p text:style-name="P3">TETSUYA TANAKA</text:p>
        <text:p text:style-name="P4">CPSC 323 Tue-Thu 4:00 – 5:15</text:p>
        <text:p text:style-name="P4">Assignment 3</text:p>
        <text:p text:style-name="P4">Due Date: 09/24/2015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creation-date>Thu Sep 24 01:14:08 2015
</meta:creation-date>
    <dc:date>Thu Sep 24 01:14:19 2015
</dc:date>
  </office:meta>
</office:document-meta>
</file>